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c4b" officeooo:paragraph-rsid="0011ec4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gr1" style:family="graphic">
      <style:graphic-properties draw:stroke="dash" draw:stroke-dash="Fine_20_Dashed" svg:stroke-color="#000000" draw:fill="none" draw:fill-color="#ffffff" fo:min-height="3.896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3" svg:width="6.002cm" svg:height="4.098cm" svg:x="0.03cm" svg:y="0.011cm"><draw:text-box><text:p><text:span text:style-name="T1">DC motor</text:span><text:span text:style-name="T2"> tester</text:span></text:p><text:p><text:span text:style-name="T2">DC in (micro USB) : </text:span><text:span text:style-name="T3">5V 1A</text:span></text:p><text:p><text:span text:style-name="T2">DC motor out : </text:span><text:span text:style-name="T3">5V 1A max <text:s text:c="3"/>(PWM signal)</text:span></text:p><text:p><text:span text:style-name="T2">Project available on github :</text:span><text:span text:style-name="T3"> https://github.com/romain894/DC-motor-tester</text:span></text:p><text:p text:style-name="P2"><text:span text:style-name="T3">Romain Thomas <text:s text:c="8"/></text:span><text:span text:style-name="T3"><text:tab/></text:span><text:span text:style-name="T3"> <text:s text:c="7"/>2019</text:span></text:p></draw:text-box></draw:frame><draw:frame text:anchor-type="paragraph" draw:z-index="1" draw:name="Forme1" draw:style-name="gr1" draw:text-style-name="P3" svg:width="6.005cm" svg:height="4.098cm" svg:x="6.592cm" svg:y="0.011cm"><draw:text-box><text:p><text:span text:style-name="T2">Testeur de moteur DC</text:span></text:p><text:p><text:span text:style-name="T2">DC in (micro USB) : </text:span><text:span text:style-name="T3">5V 1A</text:span></text:p><text:p><text:span text:style-name="T2">DC moteur out : </text:span><text:span text:style-name="T3">5V 1A max <text:s text:c="3"/>(signal PWM)</text:span></text:p><text:p><text:span text:style-name="T2">Projet disponible sur github :</text:span><text:span text:style-name="T3"> https://github.com/romain894/DC-motor-tester</text:span></text:p><text:p text:style-name="P2"><text:span text:style-name="T3">Romain Thomas <text:s text:c="8"/></text:span><text:span text:style-name="T3"><text:tab/></text:span><text:span text:style-name="T3"> <text:s text:c="7"/>2019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39:58.658398027</meta:creation-date>
    <dc:date>2019-02-08T15:57:32.424329690</dc:date>
    <meta:editing-duration>PT10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